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2" style:family="paragraph" style:parent-style-name="Standard">
      <style:text-properties fo:font-weight="bold" officeooo:rsid="097a15a6" officeooo:paragraph-rsid="097a15a6" style:font-weight-asian="bold" style:font-weight-complex="bold"/>
    </style:style>
    <style:style style:name="P3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4" style:family="paragraph" style:parent-style-name="Standard">
      <style:text-properties fo:font-weight="bold" officeooo:rsid="0a525c8e" officeooo:paragraph-rsid="0a525c8e" style:font-weight-asian="bold" style:font-weight-complex="bold"/>
    </style:style>
    <style:style style:name="P5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6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7" style:family="paragraph" style:parent-style-name="Standard">
      <style:text-properties style:font-name="Sans-serif" fo:font-weight="bold" officeooo:rsid="09670ddb" officeooo:paragraph-rsid="096b91b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9pt" fo:font-weight="normal" officeooo:rsid="0716bceb" officeooo:paragraph-rsid="0715378a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9pt" fo:font-weight="normal" officeooo:rsid="0718ac09" officeooo:paragraph-rsid="0718ac09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9pt" fo:font-weight="normal" officeooo:rsid="0a7b813d" officeooo:paragraph-rsid="071c4ff5" style:font-size-asian="9pt" style:font-weight-asian="normal" style:font-size-complex="9pt" style:font-weight-complex="normal"/>
    </style:style>
    <style:style style:name="P1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Sans-serif" fo:font-size="9pt" fo:font-style="normal" fo:font-weight="normal" officeooo:rsid="09640913" officeooo:paragraph-rsid="0964a1bc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14" style:family="paragraph" style:parent-style-name="Standard">
      <style:text-properties style:font-name="Sans-serif" fo:font-weight="normal" officeooo:rsid="06ee4788" officeooo:paragraph-rsid="06dff1f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16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normal" officeooo:rsid="09606d16" officeooo:paragraph-rsid="09606d16" style:font-size-asian="9pt" style:font-weight-asian="normal" style:font-size-complex="9pt" style:font-weight-complex="normal"/>
    </style:style>
    <style:style style:name="P19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2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22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ba2cc3c" style:font-size-asian="9pt" style:font-weight-asian="bold" style:font-size-complex="9pt" style:font-weight-complex="bold"/>
    </style:style>
    <style:style style:name="P23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113b38" style:font-size-asian="9pt" style:font-weight-asian="bold" style:font-size-complex="9pt" style:font-weight-complex="bold"/>
    </style:style>
    <style:style style:name="P2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b3de326" officeooo:paragraph-rsid="0ba2cc3c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Sans-serif" fo:font-size="9pt" fo:font-weight="bold" officeooo:rsid="0716bceb" officeooo:paragraph-rsid="0b3ed9b1" style:font-size-asian="9pt" style:font-weight-asian="bold" style:font-size-complex="9pt" style:font-weight-complex="bold"/>
    </style:style>
    <style:style style:name="P2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ba2cc3c" style:font-size-asian="9pt" style:font-weight-asian="bold" style:font-size-complex="9pt" style:font-weight-complex="bold"/>
    </style:style>
    <style:style style:name="P27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ba2cc3c" style:font-size-asian="9pt" style:font-weight-asian="bold" style:font-size-complex="9pt" style:font-weight-complex="bold"/>
    </style:style>
    <style:style style:name="P2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a2cc3c" style:font-size-asian="9pt" style:font-weight-asian="bold" style:font-size-complex="9pt" style:font-weight-complex="bold"/>
    </style:style>
    <style:style style:name="P2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e1e08d" style:font-size-asian="9pt" style:font-weight-asian="bold" style:font-size-complex="9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2be28" officeooo:paragraph-rsid="0715378a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text-properties style:font-name="Sans-serif" fo:font-weight="bold" officeooo:rsid="09670ddb" officeooo:paragraph-rsid="0b295c8d" style:font-weight-asian="bold" style:font-weight-complex="bold"/>
    </style:style>
    <style:style style:name="P33" style:family="paragraph" style:parent-style-name="Standard">
      <style:text-properties style:font-name="Sans-serif" fo:font-weight="bold" officeooo:rsid="09670ddb" officeooo:paragraph-rsid="0c47b06b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Sans-serif" fo:font-weight="bold" officeooo:paragraph-rsid="0b33d1a9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Sans-serif" fo:font-weight="bold" officeooo:paragraph-rsid="0b372212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Sans-serif" fo:font-weight="bold" officeooo:paragraph-rsid="0baee12d" style:font-weight-asian="bold" style:font-weight-complex="bold"/>
    </style:style>
    <style:style style:name="P38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39" style:family="paragraph" style:parent-style-name="Standard">
      <style:text-properties style:font-name="Sans-serif" fo:font-weight="bold" officeooo:rsid="077a6193" officeooo:paragraph-rsid="0b6590ba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82cb2fe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c3766b4" style:font-weight-asian="normal" style:font-weight-complex="normal"/>
    </style:style>
    <style:style style:name="P42" style:family="paragraph" style:parent-style-name="Standard">
      <style:text-properties style:font-name="Sans-serif" officeooo:paragraph-rsid="0ba2cc3c"/>
    </style:style>
    <style:style style:name="P43" style:family="paragraph" style:parent-style-name="Standard">
      <style:text-properties officeooo:rsid="0b30f79e" officeooo:paragraph-rsid="0b30f79e"/>
    </style:style>
    <style:style style:name="P44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45" style:family="paragraph" style:parent-style-name="Standard">
      <style:text-properties fo:font-weight="bold" officeooo:rsid="0b43db55" officeooo:paragraph-rsid="0b43db55" style:font-weight-asian="bold" style:font-weight-complex="bold"/>
    </style:style>
    <style:style style:name="P46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47" style:family="paragraph" style:parent-style-name="Standard">
      <style:text-properties fo:font-weight="bold" officeooo:rsid="097a15a6" officeooo:paragraph-rsid="0c567ffe" style:font-weight-asian="bold" style:font-weight-complex="bold"/>
    </style:style>
    <style:style style:name="P48" style:family="paragraph" style:parent-style-name="Standard">
      <style:text-properties fo:font-weight="bold" officeooo:rsid="0a54af44" officeooo:paragraph-rsid="0a54af44" style:font-weight-asian="bold" style:font-weight-complex="bold"/>
    </style:style>
    <style:style style:name="P49" style:family="paragraph" style:parent-style-name="Standard">
      <style:text-properties fo:font-weight="bold" officeooo:rsid="0b544eed" officeooo:paragraph-rsid="0b544eed" style:font-weight-asian="bold" style:font-weight-complex="bold"/>
    </style:style>
    <style:style style:name="P50" style:family="paragraph" style:parent-style-name="Standard">
      <style:text-properties fo:font-weight="bold" officeooo:rsid="0b544eed" officeooo:paragraph-rsid="0c4d7f38" style:font-weight-asian="bold" style:font-weight-complex="bold"/>
    </style:style>
    <style:style style:name="P51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578787" officeooo:paragraph-rsid="0b578787" style:font-weight-asian="bold" style:font-weight-complex="bold"/>
    </style:style>
    <style:style style:name="P52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5ae17c" officeooo:paragraph-rsid="0b5ae17c" style:font-weight-asian="bold" style:font-weight-complex="bold"/>
    </style:style>
    <style:style style:name="P53" style:family="paragraph" style:parent-style-name="Standard">
      <style:text-properties fo:font-weight="bold" officeooo:rsid="0b5c18f3" officeooo:paragraph-rsid="0b5c18f3" style:font-weight-asian="bold" style:font-weight-complex="bold"/>
    </style:style>
    <style:style style:name="P54" style:family="paragraph" style:parent-style-name="Standard">
      <style:text-properties fo:font-weight="bold" officeooo:rsid="0b63a8f9" officeooo:paragraph-rsid="0b63a8f9" style:font-weight-asian="bold" style:font-weight-complex="bold"/>
    </style:style>
    <style:style style:name="P55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56" style:family="paragraph" style:parent-style-name="Standard">
      <style:paragraph-properties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57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7180d9" officeooo:paragraph-rsid="0b7180d9" style:font-weight-asian="bold" style:font-weight-complex="bold"/>
    </style:style>
    <style:style style:name="P58" style:family="paragraph" style:parent-style-name="Standard">
      <style:text-properties fo:font-weight="bold" officeooo:rsid="0b8ddee7" officeooo:paragraph-rsid="0c3f6cf8" style:font-weight-asian="bold" style:font-weight-complex="bold"/>
    </style:style>
    <style:style style:name="P59" style:family="paragraph" style:parent-style-name="Standard">
      <style:paragraph-properties>
        <style:tab-stops>
          <style:tab-stop style:position="-0.1291in"/>
        </style:tab-stops>
      </style:paragraph-properties>
      <style:text-properties fo:font-weight="bold" officeooo:rsid="0b8ddee7" officeooo:paragraph-rsid="0c5dca06" style:font-weight-asian="bold" style:font-weight-complex="bold"/>
    </style:style>
    <style:style style:name="P60" style:family="paragraph" style:parent-style-name="Standard">
      <style:paragraph-properties>
        <style:tab-stops>
          <style:tab-stop style:position="-0.1291in"/>
        </style:tab-stops>
      </style:paragraph-properties>
      <style:text-properties fo:font-weight="bold" officeooo:rsid="0b8ddee7" officeooo:paragraph-rsid="0c67322e" style:font-weight-asian="bold" style:font-weight-complex="bold"/>
    </style:style>
    <style:style style:name="P61" style:family="paragraph" style:parent-style-name="Standard">
      <style:text-properties officeooo:paragraph-rsid="0b6590ba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9606d16" style:font-size-asian="9pt" style:font-weight-asian="bold" style:font-size-complex="9pt" style:font-weight-complex="bold"/>
    </style:style>
    <style:style style:name="P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ba2cc3c" style:font-size-asian="9pt" style:font-weight-asian="bold" style:font-size-complex="9pt" style:font-weight-complex="bold"/>
    </style:style>
    <style:style style:name="P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b208f1e" officeooo:paragraph-rsid="0ca7c42a" style:font-size-asian="9pt" style:font-weight-asian="bold" style:font-size-complex="9pt" style:font-weight-complex="bold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rsid="0a76cfd8" officeooo:paragraph-rsid="0be6b1dc"/>
    </style:style>
    <style:style style:name="P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b2780c2" officeooo:paragraph-rsid="0ba2cc3c"/>
    </style:style>
    <style:style style:name="P6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c69d400" style:font-weight-asian="bold" style:font-weight-complex="bold"/>
    </style:style>
    <style:style style:name="P68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P69" style:family="paragraph" style:parent-style-name="Heading_20_2">
      <style:text-properties style:font-name="Sans-serif" officeooo:rsid="0800b240" officeooo:paragraph-rsid="0800b240"/>
    </style:style>
    <style:style style:name="P70" style:family="paragraph" style:parent-style-name="Heading_20_1">
      <style:text-properties officeooo:paragraph-rsid="0cf126e4"/>
    </style:style>
    <style:style style:name="P71" style:family="paragraph" style:parent-style-name="Heading_20_1">
      <style:paragraph-properties fo:break-before="column"/>
    </style:style>
    <style:style style:name="P72" style:family="paragraph" style:parent-style-name="Heading_20_1">
      <style:paragraph-properties fo:break-before="column"/>
      <style:text-properties officeooo:paragraph-rsid="0cf126e4"/>
    </style:style>
    <style:style style:name="P73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7d5067" style:font-weight-asian="normal" style:font-weight-complex="normal"/>
    </style:style>
    <style:style style:name="T9" style:family="text">
      <style:text-properties fo:font-weight="normal" officeooo:rsid="09fc0454" style:font-weight-asian="normal" style:font-weight-complex="normal"/>
    </style:style>
    <style:style style:name="T10" style:family="text">
      <style:text-properties fo:font-weight="normal" officeooo:rsid="09fcf6d4" style:font-weight-asian="normal" style:font-weight-complex="normal"/>
    </style:style>
    <style:style style:name="T11" style:family="text">
      <style:text-properties fo:font-weight="normal" officeooo:rsid="0a53de08" style:font-weight-asian="normal" style:font-weight-complex="normal"/>
    </style:style>
    <style:style style:name="T12" style:family="text">
      <style:text-properties fo:font-weight="normal" officeooo:rsid="0a544b4c" style:font-weight-asian="normal" style:font-weight-complex="normal"/>
    </style:style>
    <style:style style:name="T13" style:family="text">
      <style:text-properties fo:font-weight="normal" officeooo:rsid="0a5453e4" style:font-weight-asian="normal" style:font-weight-complex="normal"/>
    </style:style>
    <style:style style:name="T14" style:family="text">
      <style:text-properties fo:font-weight="normal" officeooo:rsid="0a54af44" style:font-weight-asian="normal" style:font-weight-complex="normal"/>
    </style:style>
    <style:style style:name="T15" style:family="text">
      <style:text-properties fo:font-weight="normal" officeooo:rsid="0a56d8d1" style:font-weight-asian="normal" style:font-weight-complex="normal"/>
    </style:style>
    <style:style style:name="T16" style:family="text">
      <style:text-properties fo:font-weight="normal" officeooo:rsid="0a5836b0" style:font-weight-asian="normal" style:font-weight-complex="normal"/>
    </style:style>
    <style:style style:name="T17" style:family="text">
      <style:text-properties fo:font-weight="normal" officeooo:rsid="0a58aaf8" style:font-weight-asian="normal" style:font-weight-complex="normal"/>
    </style:style>
    <style:style style:name="T18" style:family="text">
      <style:text-properties fo:font-weight="normal" officeooo:rsid="0a58b87e" style:font-weight-asian="normal" style:font-weight-complex="normal"/>
    </style:style>
    <style:style style:name="T19" style:family="text">
      <style:text-properties fo:font-weight="normal" officeooo:rsid="0a6221d7" style:font-weight-asian="normal" style:font-weight-complex="normal"/>
    </style:style>
    <style:style style:name="T20" style:family="text">
      <style:text-properties fo:font-weight="normal" officeooo:rsid="0a6a6bd2" style:font-weight-asian="normal" style:font-weight-complex="normal"/>
    </style:style>
    <style:style style:name="T21" style:family="text">
      <style:text-properties fo:font-weight="normal" officeooo:rsid="0a6b2afd" style:font-weight-asian="normal" style:font-weight-complex="normal"/>
    </style:style>
    <style:style style:name="T22" style:family="text">
      <style:text-properties fo:font-weight="normal" officeooo:rsid="0b43f044" style:font-weight-asian="normal" style:font-weight-complex="normal"/>
    </style:style>
    <style:style style:name="T23" style:family="text">
      <style:text-properties fo:font-weight="normal" officeooo:rsid="0b4729d1" style:font-weight-asian="normal" style:font-weight-complex="normal"/>
    </style:style>
    <style:style style:name="T24" style:family="text">
      <style:text-properties fo:font-weight="normal" officeooo:rsid="0b4fae9a" style:font-weight-asian="normal" style:font-weight-complex="normal"/>
    </style:style>
    <style:style style:name="T25" style:family="text">
      <style:text-properties fo:font-weight="normal" officeooo:rsid="0b4fcf47" style:font-weight-asian="normal" style:font-weight-complex="normal"/>
    </style:style>
    <style:style style:name="T26" style:family="text">
      <style:text-properties fo:font-weight="normal" officeooo:rsid="0b564b35" style:font-weight-asian="normal" style:font-weight-complex="normal"/>
    </style:style>
    <style:style style:name="T27" style:family="text">
      <style:text-properties fo:font-weight="normal" officeooo:rsid="0b566c66" style:font-weight-asian="normal" style:font-weight-complex="normal"/>
    </style:style>
    <style:style style:name="T28" style:family="text">
      <style:text-properties fo:font-weight="normal" officeooo:rsid="0b72b756" style:font-weight-asian="normal" style:font-weight-complex="normal"/>
    </style:style>
    <style:style style:name="T29" style:family="text">
      <style:text-properties fo:font-weight="normal" officeooo:rsid="0b73eff2" style:font-weight-asian="normal" style:font-weight-complex="normal"/>
    </style:style>
    <style:style style:name="T30" style:family="text">
      <style:text-properties fo:font-weight="normal" officeooo:rsid="0b749383" style:font-weight-asian="normal" style:font-weight-complex="normal"/>
    </style:style>
    <style:style style:name="T31" style:family="text">
      <style:text-properties fo:font-weight="normal" officeooo:rsid="0b79b87e" style:font-weight-asian="normal" style:font-weight-complex="normal"/>
    </style:style>
    <style:style style:name="T32" style:family="text">
      <style:text-properties fo:font-weight="normal" officeooo:rsid="0b7af5d1" style:font-weight-asian="normal" style:font-weight-complex="normal"/>
    </style:style>
    <style:style style:name="T33" style:family="text">
      <style:text-properties fo:font-weight="normal" officeooo:rsid="0b7bbd1e" style:font-weight-asian="normal" style:font-weight-complex="normal"/>
    </style:style>
    <style:style style:name="T34" style:family="text">
      <style:text-properties fo:font-weight="normal" officeooo:rsid="0b7cbbe0" style:font-weight-asian="normal" style:font-weight-complex="normal"/>
    </style:style>
    <style:style style:name="T35" style:family="text">
      <style:text-properties fo:font-weight="normal" officeooo:rsid="0ba7c2ab" style:font-weight-asian="normal" style:font-weight-complex="normal"/>
    </style:style>
    <style:style style:name="T36" style:family="text">
      <style:text-properties fo:font-weight="normal" officeooo:rsid="0bacccff" style:font-weight-asian="normal" style:font-weight-complex="normal"/>
    </style:style>
    <style:style style:name="T37" style:family="text">
      <style:text-properties fo:font-weight="normal" officeooo:rsid="0bbe266f" style:font-weight-asian="normal" style:font-weight-complex="normal"/>
    </style:style>
    <style:style style:name="T38" style:family="text">
      <style:text-properties fo:font-weight="normal" officeooo:rsid="0bf2698a" style:font-weight-asian="normal" style:font-weight-complex="normal"/>
    </style:style>
    <style:style style:name="T39" style:family="text">
      <style:text-properties fo:font-weight="normal" officeooo:rsid="0bf450ea" style:font-weight-asian="normal" style:font-weight-complex="normal"/>
    </style:style>
    <style:style style:name="T40" style:family="text">
      <style:text-properties fo:font-weight="normal" officeooo:rsid="0bf45121" style:font-weight-asian="normal" style:font-weight-complex="normal"/>
    </style:style>
    <style:style style:name="T41" style:family="text">
      <style:text-properties fo:font-weight="normal" officeooo:rsid="0bf47653" style:font-weight-asian="normal" style:font-weight-complex="normal"/>
    </style:style>
    <style:style style:name="T42" style:family="text">
      <style:text-properties fo:font-weight="normal" officeooo:rsid="0c0aa9b9" style:font-weight-asian="normal" style:font-weight-complex="normal"/>
    </style:style>
    <style:style style:name="T43" style:family="text">
      <style:text-properties fo:font-weight="normal" officeooo:rsid="0c0f1ff7" style:font-weight-asian="normal" style:font-weight-complex="normal"/>
    </style:style>
    <style:style style:name="T44" style:family="text">
      <style:text-properties fo:font-weight="normal" officeooo:rsid="0c10aea3" style:font-weight-asian="normal" style:font-weight-complex="normal"/>
    </style:style>
    <style:style style:name="T45" style:family="text">
      <style:text-properties fo:font-weight="normal" officeooo:rsid="0c155987" style:font-weight-asian="normal" style:font-weight-complex="normal"/>
    </style:style>
    <style:style style:name="T46" style:family="text">
      <style:text-properties fo:font-weight="normal" officeooo:rsid="0c162ac1" style:font-weight-asian="normal" style:font-weight-complex="normal"/>
    </style:style>
    <style:style style:name="T47" style:family="text">
      <style:text-properties fo:font-weight="normal" officeooo:rsid="0c3f6cf8" style:font-weight-asian="normal" style:font-weight-complex="normal"/>
    </style:style>
    <style:style style:name="T48" style:family="text">
      <style:text-properties fo:font-weight="normal" officeooo:rsid="0c830c11" style:font-weight-asian="normal" style:font-weight-complex="normal"/>
    </style:style>
    <style:style style:name="T49" style:family="text">
      <style:text-properties fo:font-weight="normal" officeooo:rsid="0c837d9c" style:font-weight-asian="normal" style:font-weight-complex="normal"/>
    </style:style>
    <style:style style:name="T50" style:family="text">
      <style:text-properties fo:font-weight="normal" officeooo:rsid="0c851f77" style:font-weight-asian="normal" style:font-weight-complex="normal"/>
    </style:style>
    <style:style style:name="T51" style:family="text">
      <style:text-properties fo:font-weight="normal" officeooo:rsid="0cb3b6b7" style:font-weight-asian="normal" style:font-weight-complex="normal"/>
    </style:style>
    <style:style style:name="T52" style:family="text">
      <style:text-properties fo:font-weight="normal" officeooo:rsid="0cb55f5b" style:font-weight-asian="normal" style:font-weight-complex="normal"/>
    </style:style>
    <style:style style:name="T53" style:family="text">
      <style:text-properties fo:font-weight="normal" officeooo:rsid="0cb74317" style:font-weight-asian="normal" style:font-weight-complex="normal"/>
    </style:style>
    <style:style style:name="T54" style:family="text">
      <style:text-properties fo:font-weight="normal" officeooo:rsid="0cbd8db0" style:font-weight-asian="normal" style:font-weight-complex="normal"/>
    </style:style>
    <style:style style:name="T55" style:family="text">
      <style:text-properties fo:font-weight="normal" officeooo:rsid="0cc1605e" style:font-weight-asian="normal" style:font-weight-complex="normal"/>
    </style:style>
    <style:style style:name="T56" style:family="text">
      <style:text-properties fo:font-weight="normal" officeooo:rsid="0cc28e97" style:font-weight-asian="normal" style:font-weight-complex="normal"/>
    </style:style>
    <style:style style:name="T57" style:family="text">
      <style:text-properties fo:font-weight="normal" officeooo:rsid="0cd22fc4" style:font-weight-asian="normal" style:font-weight-complex="normal"/>
    </style:style>
    <style:style style:name="T58" style:family="text">
      <style:text-properties fo:font-weight="normal" officeooo:rsid="0cd3b1ba" style:font-weight-asian="normal" style:font-weight-complex="normal"/>
    </style:style>
    <style:style style:name="T59" style:family="text">
      <style:text-properties fo:font-weight="normal" officeooo:rsid="0cdf2f8c" style:font-weight-asian="normal" style:font-weight-complex="normal"/>
    </style:style>
    <style:style style:name="T60" style:family="text">
      <style:text-properties fo:font-weight="normal" officeooo:rsid="0cdfc261" style:font-weight-asian="normal" style:font-weight-complex="normal"/>
    </style:style>
    <style:style style:name="T61" style:family="text">
      <style:text-properties fo:font-weight="normal" officeooo:rsid="0ce6ebfa" style:font-weight-asian="normal" style:font-weight-complex="normal"/>
    </style:style>
    <style:style style:name="T62" style:family="text">
      <style:text-properties fo:font-weight="normal" officeooo:rsid="0ce73c9e" style:font-weight-asian="normal" style:font-weight-complex="normal"/>
    </style:style>
    <style:style style:name="T63" style:family="text">
      <style:text-properties fo:font-weight="normal" officeooo:rsid="0cebc769" style:font-weight-asian="normal" style:font-weight-complex="normal"/>
    </style:style>
    <style:style style:name="T64" style:family="text">
      <style:text-properties fo:font-weight="normal" officeooo:rsid="0ced4930" style:font-weight-asian="normal" style:font-weight-complex="normal"/>
    </style:style>
    <style:style style:name="T65" style:family="text">
      <style:text-properties fo:font-weight="normal" officeooo:rsid="0cf102c6" style:font-weight-asian="normal" style:font-weight-complex="normal"/>
    </style:style>
    <style:style style:name="T66" style:family="text">
      <style:text-properties fo:font-weight="normal" officeooo:rsid="0d08d266" style:font-weight-asian="normal" style:font-weight-complex="normal"/>
    </style:style>
    <style:style style:name="T67" style:family="text">
      <style:text-properties fo:font-weight="normal" officeooo:rsid="0d0e8c6e" style:font-weight-asian="normal" style:font-weight-complex="normal"/>
    </style:style>
    <style:style style:name="T68" style:family="text">
      <style:text-properties fo:font-weight="normal" officeooo:rsid="0d10f7d9" style:font-weight-asian="normal" style:font-weight-complex="normal"/>
    </style:style>
    <style:style style:name="T69" style:family="text">
      <style:text-properties fo:font-weight="normal" officeooo:rsid="0d11d8b3" style:font-weight-asian="normal" style:font-weight-complex="normal"/>
    </style:style>
    <style:style style:name="T70" style:family="text">
      <style:text-properties fo:font-weight="normal" officeooo:rsid="0d1b1e96" style:font-weight-asian="normal" style:font-weight-complex="normal"/>
    </style:style>
    <style:style style:name="T71" style:family="text">
      <style:text-properties fo:font-weight="normal" officeooo:rsid="0d1cade1" style:font-weight-asian="normal" style:font-weight-complex="normal"/>
    </style:style>
    <style:style style:name="T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cb74317" style:font-style-asian="italic" style:font-weight-asian="normal" style:font-style-complex="italic" style:font-weight-complex="normal"/>
    </style:style>
    <style:style style:name="T7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5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officeooo:rsid="0716bceb" style:font-style-asian="normal" style:font-style-complex="normal"/>
    </style:style>
    <style:style style:name="T78" style:family="text">
      <style:text-properties fo:font-style="normal" officeooo:rsid="0b3d8491" style:font-style-asian="normal" style:font-style-complex="normal"/>
    </style:style>
    <style:style style:name="T79" style:family="text">
      <style:text-properties fo:font-style="normal" officeooo:rsid="071c4ff5" style:font-style-asian="normal" style:font-style-complex="normal"/>
    </style:style>
    <style:style style:name="T8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c8b555f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officeooo:rsid="0c5924ef" style:font-style-asian="normal" style:font-style-complex="normal"/>
    </style:style>
    <style:style style:name="T114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115" style:family="text">
      <style:text-properties style:font-name="Sans-serif" fo:font-size="9pt" fo:font-style="italic" style:text-underline-style="none" fo:font-weight="normal" officeooo:rsid="0c5cfb0d" style:font-size-asian="9pt" style:font-style-asian="italic" style:font-weight-asian="normal" style:font-size-complex="9pt" style:font-style-complex="italic" style:font-weight-complex="normal"/>
    </style:style>
    <style:style style:name="T116" style:family="text">
      <style:text-properties style:font-name="Sans-seri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7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118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19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120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121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122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123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124" style:family="text">
      <style:text-properties style:font-name="Sans-serif" fo:font-size="9pt" fo:font-style="normal" fo:font-weight="normal" officeooo:rsid="0a645988" style:font-size-asian="9pt" style:font-style-asian="normal" style:font-weight-asian="normal" style:font-size-complex="9pt" style:font-style-complex="normal" style:font-weight-complex="normal"/>
    </style:style>
    <style:style style:name="T125" style:family="text">
      <style:text-properties style:font-name="Sans-serif" fo:font-size="9pt" fo:font-style="normal" fo:font-weight="normal" officeooo:rsid="0a6588b6" style:font-size-asian="9pt" style:font-style-asian="normal" style:font-weight-asian="normal" style:font-size-complex="9pt" style:font-style-complex="normal" style:font-weight-complex="normal"/>
    </style:style>
    <style:style style:name="T126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127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128" style:family="text">
      <style:text-properties style:font-name="Sans-serif"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129" style:family="text">
      <style:text-properties style:font-name="Sans-serif" fo:font-size="9pt" fo:font-style="normal" fo:font-weight="normal" officeooo:rsid="0b92b2ee" style:font-size-asian="9pt" style:font-style-asian="normal" style:font-weight-asian="normal" style:font-size-complex="9pt" style:font-style-complex="normal" style:font-weight-complex="normal"/>
    </style:style>
    <style:style style:name="T130" style:family="text">
      <style:text-properties style:font-name="Sans-serif"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31" style:family="text">
      <style:text-properties style:font-name="Sans-serif" fo:font-size="9pt" fo:font-style="normal" fo:font-weight="normal" officeooo:rsid="0c3f6cf8" style:font-size-asian="9pt" style:font-style-asian="normal" style:font-weight-asian="normal" style:font-size-complex="9pt" style:font-style-complex="normal" style:font-weight-complex="normal"/>
    </style:style>
    <style:style style:name="T132" style:family="text">
      <style:text-properties style:font-name="Sans-serif"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133" style:family="text">
      <style:text-properties style:font-name="Sans-serif"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134" style:family="text">
      <style:text-properties style:font-name="Sans-serif"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135" style:family="text">
      <style:text-properties style:font-name="Sans-serif" fo:font-size="9pt" fo:font-style="normal" fo:font-weight="bold" officeooo:rsid="09640913" style:font-size-asian="9pt" style:font-style-asian="normal" style:font-weight-asian="bold" style:font-size-complex="9pt" style:font-style-complex="normal" style:font-weight-complex="bold"/>
    </style:style>
    <style:style style:name="T136" style:family="text">
      <style:text-properties style:font-name="Sans-serif" fo:font-size="9pt" fo:font-style="normal" fo:font-weight="bold" officeooo:rsid="09670ddb" style:font-size-asian="9pt" style:font-style-asian="normal" style:font-weight-asian="bold" style:font-size-complex="9pt" style:font-style-complex="normal" style:font-weight-complex="bold"/>
    </style:style>
    <style:style style:name="T137" style:family="text">
      <style:text-properties style:font-name="Sans-serif" fo:font-size="9pt" fo:font-style="normal" officeooo:rsid="097d5067" style:font-size-asian="9pt" style:font-style-asian="normal" style:font-size-complex="9pt" style:font-style-complex="normal"/>
    </style:style>
    <style:style style:name="T138" style:family="text">
      <style:text-properties style:font-name="Sans-serif" fo:font-size="9pt" fo:font-style="normal" officeooo:rsid="0c567ffe" style:font-size-asian="9pt" style:font-style-asian="normal" style:font-size-complex="9pt" style:font-style-complex="normal"/>
    </style:style>
    <style:style style:name="T139" style:family="text">
      <style:text-properties style:font-name="Sans-serif"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40" style:family="text">
      <style:text-properties style:font-name="Sans-serif"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41" style:family="text">
      <style:text-properties style:font-name="Sans-serif" fo:font-size="9pt" fo:font-style="normal" style:text-underline-style="none" fo:font-weight="normal" officeooo:rsid="0c5b80fa" style:font-size-asian="9pt" style:font-style-asian="normal" style:font-weight-asian="normal" style:font-size-complex="9pt" style:font-style-complex="normal" style:font-weight-complex="normal"/>
    </style:style>
    <style:style style:name="T142" style:family="text">
      <style:text-properties style:font-name="Sans-serif"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143" style:family="text">
      <style:text-properties style:font-name="Sans-serif"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144" style:family="text">
      <style:text-properties style:font-name="Sans-serif"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145" style:family="text">
      <style:text-properties style:font-name="Sans-serif"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146" style:family="text">
      <style:text-properties style:font-name="Sans-serif"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147" style:family="text">
      <style:text-properties style:font-name="Sans-serif"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148" style:family="text">
      <style:text-properties style:font-name="Sans-serif" fo:font-size="9pt" fo:font-style="normal" style:text-underline-style="none" officeooo:rsid="0c4c2717" style:font-size-asian="9pt" style:font-style-asian="normal" style:font-size-complex="9pt" style:font-style-complex="normal"/>
    </style:style>
    <style:style style:name="T149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150" style:family="text">
      <style:text-properties style:font-name="Sans-serif" fo:font-size="9pt" fo:font-weight="normal" style:font-size-asian="9pt" style:font-weight-asian="normal" style:font-size-complex="9pt" style:font-weight-complex="normal"/>
    </style:style>
    <style:style style:name="T151" style:family="text">
      <style:text-properties style:font-name="Sans-serif" fo:font-size="9pt" fo:font-weight="normal" officeooo:rsid="0c0b2006" style:font-size-asian="9pt" style:font-weight-asian="normal" style:font-size-complex="9pt" style:font-weight-complex="normal"/>
    </style:style>
    <style:style style:name="T152" style:family="text">
      <style:text-properties style:font-name="Sans-serif" fo:font-size="9pt" fo:font-weight="normal" officeooo:rsid="0c0b773b" style:font-size-asian="9pt" style:font-weight-asian="normal" style:font-size-complex="9pt" style:font-weight-complex="normal"/>
    </style:style>
    <style:style style:name="T153" style:family="text">
      <style:text-properties style:font-name="Sans-serif" fo:font-size="9pt" fo:font-weight="normal" officeooo:rsid="0716bceb" style:font-size-asian="9pt" style:font-weight-asian="normal" style:font-size-complex="9pt" style:font-weight-complex="normal"/>
    </style:style>
    <style:style style:name="T154" style:family="text">
      <style:text-properties style:font-name="Sans-serif" fo:font-size="9pt" fo:font-weight="normal" officeooo:rsid="0c0de226" style:font-size-asian="9pt" style:font-weight-asian="normal" style:font-size-complex="9pt" style:font-weight-complex="normal"/>
    </style:style>
    <style:style style:name="T155" style:family="text">
      <style:text-properties style:font-name="Sans-serif" fo:font-size="9pt" fo:font-weight="normal" officeooo:rsid="0c3d43d8" style:font-size-asian="9pt" style:font-weight-asian="normal" style:font-size-complex="9pt" style:font-weight-complex="normal"/>
    </style:style>
    <style:style style:name="T156" style:family="text">
      <style:text-properties style:font-name="Sans-serif" fo:font-size="9pt" fo:font-weight="normal" officeooo:rsid="0c3f3308" style:font-size-asian="9pt" style:font-weight-asian="normal" style:font-size-complex="9pt" style:font-weight-complex="normal"/>
    </style:style>
    <style:style style:name="T157" style:family="text">
      <style:text-properties style:font-name="Sans-serif" fo:font-size="9pt" fo:font-weight="normal" officeooo:rsid="0cd585d5" style:font-size-asian="9pt" style:font-weight-asian="normal" style:font-size-complex="9pt" style:font-weight-complex="normal"/>
    </style:style>
    <style:style style:name="T158" style:family="text">
      <style:text-properties style:font-name="Sans-serif" fo:font-size="9pt" fo:font-weight="normal" officeooo:rsid="0cd7b030" style:font-size-asian="9pt" style:font-weight-asian="normal" style:font-size-complex="9pt" style:font-weight-complex="normal"/>
    </style:style>
    <style:style style:name="T159" style:family="text">
      <style:text-properties style:font-name="Sans-serif" fo:font-size="9pt" fo:font-weight="normal" officeooo:rsid="0cd85e4b" style:font-size-asian="9pt" style:font-weight-asian="normal" style:font-size-complex="9pt" style:font-weight-complex="normal"/>
    </style:style>
    <style:style style:name="T160" style:family="text">
      <style:text-properties style:font-name="Sans-serif" fo:font-size="9pt" fo:font-weight="normal" officeooo:rsid="0d1330c3" style:font-size-asian="9pt" style:font-weight-asian="normal" style:font-size-complex="9pt" style:font-weight-complex="normal"/>
    </style:style>
    <style:style style:name="T161" style:family="text">
      <style:text-properties style:font-name="Sans-serif" fo:font-weight="normal" style:font-weight-asian="normal" style:font-weight-complex="normal"/>
    </style:style>
    <style:style style:name="T162" style:family="text">
      <style:text-properties style:font-name="Sans-serif" fo:font-weight="normal" officeooo:rsid="0b31f3be" style:font-weight-asian="normal" style:font-weight-complex="normal"/>
    </style:style>
    <style:style style:name="T163" style:family="text">
      <style:text-properties style:font-name="Sans-serif" fo:font-weight="normal" officeooo:rsid="0b333eeb" style:font-weight-asian="normal" style:font-weight-complex="normal"/>
    </style:style>
    <style:style style:name="T164" style:family="text">
      <style:text-properties style:font-name="Sans-serif" fo:font-weight="normal" officeooo:rsid="0b338600" style:font-weight-asian="normal" style:font-weight-complex="normal"/>
    </style:style>
    <style:style style:name="T165" style:family="text">
      <style:text-properties style:font-name="Sans-serif" fo:font-weight="normal" officeooo:rsid="0b4889e8" style:font-weight-asian="normal" style:font-weight-complex="normal"/>
    </style:style>
    <style:style style:name="T166" style:family="text">
      <style:text-properties style:font-name="Sans-serif" fo:font-weight="normal" officeooo:rsid="0b48f81d" style:font-weight-asian="normal" style:font-weight-complex="normal"/>
    </style:style>
    <style:style style:name="T167" style:family="text">
      <style:text-properties style:font-name="Sans-serif" fo:font-weight="normal" officeooo:rsid="0d0f71f9" style:font-weight-asian="normal" style:font-weight-complex="normal"/>
    </style:style>
    <style:style style:name="T168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69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170" style:family="text">
      <style:text-properties fo:font-size="9pt" fo:font-weight="normal" officeooo:rsid="071c4ff5" style:font-size-asian="9pt" style:font-weight-asian="normal" style:font-size-complex="9pt" style:font-weight-complex="normal"/>
    </style:style>
    <style:style style:name="T171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172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173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174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175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176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177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178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179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180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181" style:family="text">
      <style:text-properties fo:font-size="9pt" fo:font-weight="normal" officeooo:rsid="0cc8e5a9" style:font-size-asian="9pt" style:font-weight-asian="normal" style:font-size-complex="9pt" style:font-weight-complex="normal"/>
    </style:style>
    <style:style style:name="T182" style:family="text">
      <style:text-properties fo:font-size="9pt" fo:font-weight="normal" officeooo:rsid="0cf381dc" style:font-size-asian="9pt" style:font-weight-asian="normal" style:font-size-complex="9pt" style:font-weight-complex="normal"/>
    </style:style>
    <style:style style:name="T183" style:family="text">
      <style:text-properties fo:font-size="9pt" fo:font-weight="normal" officeooo:rsid="0d0d00ed" style:font-size-asian="9pt" style:font-weight-asian="normal" style:font-size-complex="9pt" style:font-weight-complex="normal"/>
    </style:style>
    <style:style style:name="T184" style:family="text">
      <style:text-properties fo:font-size="9pt" style:font-size-asian="9pt" style:font-size-complex="9pt"/>
    </style:style>
    <style:style style:name="T185" style:family="text">
      <style:text-properties fo:font-size="9pt" officeooo:rsid="0716bceb" style:font-size-asian="9pt" style:font-size-complex="9pt"/>
    </style:style>
    <style:style style:name="T186" style:family="text">
      <style:text-properties fo:font-size="9pt" officeooo:rsid="071b3c17" style:font-size-asian="9pt" style:font-size-complex="9pt"/>
    </style:style>
    <style:style style:name="T187" style:family="text">
      <style:text-properties fo:font-size="9pt" officeooo:rsid="071c4ff5" style:font-size-asian="9pt" style:font-size-complex="9pt"/>
    </style:style>
    <style:style style:name="T188" style:family="text">
      <style:text-properties fo:font-size="9pt" officeooo:rsid="082e99d0" style:font-size-asian="9pt" style:font-size-complex="9pt"/>
    </style:style>
    <style:style style:name="T189" style:family="text">
      <style:text-properties fo:font-size="9pt" officeooo:rsid="0a738daa" style:font-size-asian="9pt" style:font-size-complex="9pt"/>
    </style:style>
    <style:style style:name="T190" style:family="text">
      <style:text-properties fo:font-size="9pt" officeooo:rsid="0a74078a" style:font-size-asian="9pt" style:font-size-complex="9pt"/>
    </style:style>
    <style:style style:name="T191" style:family="text">
      <style:text-properties fo:font-size="9pt" officeooo:rsid="0a812dd0" style:font-size-asian="9pt" style:font-size-complex="9pt"/>
    </style:style>
    <style:style style:name="T192" style:family="text">
      <style:text-properties fo:font-size="9pt" officeooo:rsid="0a9602e8" style:font-size-asian="9pt" style:font-size-complex="9pt"/>
    </style:style>
    <style:style style:name="T193" style:family="text">
      <style:text-properties fo:font-size="9pt" officeooo:rsid="0aa4852b" style:font-size-asian="9pt" style:font-size-complex="9pt"/>
    </style:style>
    <style:style style:name="T194" style:family="text">
      <style:text-properties fo:font-size="9pt" officeooo:rsid="0b49f672" style:font-size-asian="9pt" style:font-size-complex="9pt"/>
    </style:style>
    <style:style style:name="T195" style:family="text">
      <style:text-properties fo:font-size="9pt" officeooo:rsid="0b4a29b0" style:font-size-asian="9pt" style:font-size-complex="9pt"/>
    </style:style>
    <style:style style:name="T196" style:family="text">
      <style:text-properties fo:font-size="9pt" officeooo:rsid="0b4b9307" style:font-size-asian="9pt" style:font-size-complex="9pt"/>
    </style:style>
    <style:style style:name="T197" style:family="text">
      <style:text-properties fo:font-size="9pt" officeooo:rsid="0bc7b627" style:font-size-asian="9pt" style:font-size-complex="9pt"/>
    </style:style>
    <style:style style:name="T198" style:family="text">
      <style:text-properties fo:font-size="9pt" officeooo:rsid="0bc8963e" style:font-size-asian="9pt" style:font-size-complex="9pt"/>
    </style:style>
    <style:style style:name="T199" style:family="text">
      <style:text-properties fo:font-size="9pt" officeooo:rsid="0c1acaa6" style:font-size-asian="9pt" style:font-size-complex="9pt"/>
    </style:style>
    <style:style style:name="T200" style:family="text">
      <style:text-properties fo:font-size="9pt" officeooo:rsid="0c1c85fc" style:font-size-asian="9pt" style:font-size-complex="9pt"/>
    </style:style>
    <style:style style:name="T201" style:family="text">
      <style:text-properties fo:font-size="9pt" officeooo:rsid="0c1e2077" style:font-size-asian="9pt" style:font-size-complex="9pt"/>
    </style:style>
    <style:style style:name="T202" style:family="text">
      <style:text-properties fo:font-size="9pt" officeooo:rsid="0c204544" style:font-size-asian="9pt" style:font-size-complex="9pt"/>
    </style:style>
    <style:style style:name="T203" style:family="text">
      <style:text-properties fo:font-size="9pt" officeooo:rsid="0c2f6408" style:font-size-asian="9pt" style:font-size-complex="9pt"/>
    </style:style>
    <style:style style:name="T204" style:family="text">
      <style:text-properties fo:font-size="9pt" officeooo:rsid="0c32285a" style:font-size-asian="9pt" style:font-size-complex="9pt"/>
    </style:style>
    <style:style style:name="T205" style:family="text">
      <style:text-properties fo:font-size="9pt" officeooo:rsid="0c324e02" style:font-size-asian="9pt" style:font-size-complex="9pt"/>
    </style:style>
    <style:style style:name="T206" style:family="text">
      <style:text-properties fo:font-size="9pt" officeooo:rsid="0c360eea" style:font-size-asian="9pt" style:font-size-complex="9pt"/>
    </style:style>
    <style:style style:name="T207" style:family="text">
      <style:text-properties fo:font-size="9pt" officeooo:rsid="0c8ed370" style:font-size-asian="9pt" style:font-size-complex="9pt"/>
    </style:style>
    <style:style style:name="T208" style:family="text">
      <style:text-properties fo:font-size="9pt" officeooo:rsid="0c916e02" style:font-size-asian="9pt" style:font-size-complex="9pt"/>
    </style:style>
    <style:style style:name="T209" style:family="text">
      <style:text-properties fo:font-size="9pt" officeooo:rsid="0c92158e" style:font-size-asian="9pt" style:font-size-complex="9pt"/>
    </style:style>
    <style:style style:name="T210" style:family="text">
      <style:text-properties fo:font-size="9pt" officeooo:rsid="0c922193" style:font-size-asian="9pt" style:font-size-complex="9pt"/>
    </style:style>
    <style:style style:name="T211" style:family="text">
      <style:text-properties fo:font-size="9pt" officeooo:rsid="0c96c4d2" style:font-size-asian="9pt" style:font-size-complex="9pt"/>
    </style:style>
    <style:style style:name="T212" style:family="text">
      <style:text-properties fo:font-size="9pt" officeooo:rsid="0c9ce444" style:font-size-asian="9pt" style:font-size-complex="9pt"/>
    </style:style>
    <style:style style:name="T213" style:family="text">
      <style:text-properties fo:font-size="9pt" officeooo:rsid="0c9de0a2" style:font-size-asian="9pt" style:font-size-complex="9pt"/>
    </style:style>
    <style:style style:name="T214" style:family="text">
      <style:text-properties fo:font-size="9pt" officeooo:rsid="0ca18802" style:font-size-asian="9pt" style:font-size-complex="9pt"/>
    </style:style>
    <style:style style:name="T215" style:family="text">
      <style:text-properties fo:font-size="9pt" officeooo:rsid="0d21402e" style:font-size-asian="9pt" style:font-size-complex="9pt"/>
    </style:style>
    <style:style style:name="T21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17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18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19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220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221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222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223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224" style:family="text">
      <style:text-properties fo:font-size="9pt" fo:font-style="normal" fo:font-weight="normal" officeooo:rsid="0a9fb857" style:font-size-asian="9pt" style:font-style-asian="normal" style:font-weight-asian="normal" style:font-size-complex="9pt" style:font-style-complex="normal" style:font-weight-complex="normal"/>
    </style:style>
    <style:style style:name="T225" style:family="text">
      <style:text-properties fo:font-size="9pt" fo:font-style="normal" fo:font-weight="normal" officeooo:rsid="0b295c8d" style:font-size-asian="9pt" style:font-style-asian="normal" style:font-weight-asian="normal" style:font-size-complex="9pt" style:font-style-complex="normal" style:font-weight-complex="normal"/>
    </style:style>
    <style:style style:name="T226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227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228" style:family="text">
      <style:text-properties fo:font-size="9pt" fo:font-style="normal" fo:font-weight="normal" officeooo:rsid="0b372212" style:font-size-asian="9pt" style:font-style-asian="normal" style:font-weight-asian="normal" style:font-size-complex="9pt" style:font-style-complex="normal" style:font-weight-complex="normal"/>
    </style:style>
    <style:style style:name="T229" style:family="text">
      <style:text-properties fo:font-size="9pt" fo:font-style="normal" fo:font-weight="normal" officeooo:rsid="0b3a9e4c" style:font-size-asian="9pt" style:font-style-asian="normal" style:font-weight-asian="normal" style:font-size-complex="9pt" style:font-style-complex="normal" style:font-weight-complex="normal"/>
    </style:style>
    <style:style style:name="T230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231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232" style:family="text">
      <style:text-properties fo:font-size="9pt" fo:font-style="normal" fo:font-weight="normal" officeooo:rsid="0ba0ab7f" style:font-size-asian="9pt" style:font-style-asian="normal" style:font-weight-asian="normal" style:font-size-complex="9pt" style:font-style-complex="normal" style:font-weight-complex="normal"/>
    </style:style>
    <style:style style:name="T233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234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235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236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237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238" style:family="text">
      <style:text-properties fo:font-size="9pt" fo:font-style="normal" fo:font-weight="normal" officeooo:rsid="0bcf9c69" style:font-size-asian="9pt" style:font-style-asian="normal" style:font-weight-asian="normal" style:font-size-complex="9pt" style:font-style-complex="normal" style:font-weight-complex="normal"/>
    </style:style>
    <style:style style:name="T239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240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241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242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243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244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245" style:family="text">
      <style:text-properties fo:font-size="9pt" fo:font-style="normal" fo:font-weight="normal" officeooo:rsid="0c951c8a" style:font-size-asian="9pt" style:font-style-asian="normal" style:font-weight-asian="normal" style:font-size-complex="9pt" style:font-style-complex="normal" style:font-weight-complex="normal"/>
    </style:style>
    <style:style style:name="T246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247" style:family="text">
      <style:text-properties fo:font-size="9pt" fo:font-style="normal" fo:font-weight="normal" officeooo:rsid="0c9caad8" style:font-size-asian="9pt" style:font-style-asian="normal" style:font-weight-asian="normal" style:font-size-complex="9pt" style:font-style-complex="normal" style:font-weight-complex="normal"/>
    </style:style>
    <style:style style:name="T248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249" style:family="text">
      <style:text-properties fo:font-size="9pt" fo:font-style="normal" fo:font-weight="normal" officeooo:rsid="0cb92918" style:font-size-asian="9pt" style:font-style-asian="normal" style:font-weight-asian="normal" style:font-size-complex="9pt" style:font-style-complex="normal" style:font-weight-complex="normal"/>
    </style:style>
    <style:style style:name="T250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251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252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253" style:family="text">
      <style:text-properties fo:font-size="9pt" fo:font-style="normal" fo:font-weight="normal" officeooo:rsid="0cf504a5" style:font-size-asian="9pt" style:font-style-asian="normal" style:font-weight-asian="normal" style:font-size-complex="9pt" style:font-style-complex="normal" style:font-weight-complex="normal"/>
    </style:style>
    <style:style style:name="T254" style:family="text">
      <style:text-properties fo:font-size="9pt" fo:font-style="normal" fo:font-weight="normal" officeooo:rsid="0cad73b6" style:font-size-asian="9pt" style:font-style-asian="normal" style:font-weight-asian="normal" style:font-size-complex="9pt" style:font-style-complex="normal" style:font-weight-complex="normal"/>
    </style:style>
    <style:style style:name="T255" style:family="text">
      <style:text-properties fo:font-size="9pt" fo:font-style="normal" fo:font-weight="normal" officeooo:rsid="0d04cd2d" style:font-size-asian="9pt" style:font-style-asian="normal" style:font-weight-asian="normal" style:font-size-complex="9pt" style:font-style-complex="normal" style:font-weight-complex="normal"/>
    </style:style>
    <style:style style:name="T256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257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258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259" style:family="text">
      <style:text-properties fo:font-size="9pt" fo:font-style="normal" fo:font-weight="normal" officeooo:rsid="0d1d379e" style:font-size-asian="9pt" style:font-style-asian="normal" style:font-weight-asian="normal" style:font-size-complex="9pt" style:font-style-complex="normal" style:font-weight-complex="normal"/>
    </style:style>
    <style:style style:name="T260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261" style:family="text">
      <style:text-properties fo:font-size="9pt" fo:font-style="normal" fo:font-weight="normal" officeooo:rsid="0d22f268" style:font-size-asian="9pt" style:font-style-asian="normal" style:font-weight-asian="normal" style:font-size-complex="9pt" style:font-style-complex="normal" style:font-weight-complex="normal"/>
    </style:style>
    <style:style style:name="T262" style:family="text">
      <style:text-properties fo:font-size="9pt" fo:font-style="normal" style:font-size-asian="9pt" style:font-style-asian="normal" style:font-size-complex="9pt" style:font-style-complex="normal"/>
    </style:style>
    <style:style style:name="T263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264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265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266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267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268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269" style:family="text">
      <style:text-properties fo:font-size="9pt" fo:font-style="normal" officeooo:rsid="0b372212" style:font-size-asian="9pt" style:font-style-asian="normal" style:font-size-complex="9pt" style:font-style-complex="normal"/>
    </style:style>
    <style:style style:name="T270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271" style:family="text">
      <style:text-properties fo:font-size="9pt" fo:font-style="normal" officeooo:rsid="0c324e02" style:font-size-asian="9pt" style:font-style-asian="normal" style:font-size-complex="9pt" style:font-style-complex="normal"/>
    </style:style>
    <style:style style:name="T272" style:family="text">
      <style:text-properties fo:font-size="9pt" fo:font-style="normal" officeooo:rsid="0c32b44f" style:font-size-asian="9pt" style:font-style-asian="normal" style:font-size-complex="9pt" style:font-style-complex="normal"/>
    </style:style>
    <style:style style:name="T273" style:family="text">
      <style:text-properties fo:font-size="9pt" fo:font-style="normal" officeooo:rsid="0c33bca5" style:font-size-asian="9pt" style:font-style-asian="normal" style:font-size-complex="9pt" style:font-style-complex="normal"/>
    </style:style>
    <style:style style:name="T274" style:family="text">
      <style:text-properties fo:font-size="9pt" fo:font-style="normal" officeooo:rsid="0c349431" style:font-size-asian="9pt" style:font-style-asian="normal" style:font-size-complex="9pt" style:font-style-complex="normal"/>
    </style:style>
    <style:style style:name="T275" style:family="text">
      <style:text-properties fo:font-size="9pt" fo:font-style="normal" officeooo:rsid="0c97d3eb" style:font-size-asian="9pt" style:font-style-asian="normal" style:font-size-complex="9pt" style:font-style-complex="normal"/>
    </style:style>
    <style:style style:name="T276" style:family="text">
      <style:text-properties fo:font-size="9pt" fo:font-style="normal" officeooo:rsid="0ca18802" style:font-size-asian="9pt" style:font-style-asian="normal" style:font-size-complex="9pt" style:font-style-complex="normal"/>
    </style:style>
    <style:style style:name="T277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278" style:family="text">
      <style:text-properties fo:font-size="9pt" fo:font-weight="bold" style:font-size-asian="9pt" style:font-weight-asian="bold" style:font-size-complex="9pt" style:font-weight-complex="bold"/>
    </style:style>
    <style:style style:name="T279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280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281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282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283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284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285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28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87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288" style:family="text">
      <style:text-properties fo:font-size="9pt" fo:font-style="italic" fo:font-weight="normal" officeooo:rsid="0cad73b6" style:font-size-asian="9pt" style:font-style-asian="italic" style:font-weight-asian="normal" style:font-size-complex="9pt" style:font-style-complex="italic" style:font-weight-complex="normal"/>
    </style:style>
    <style:style style:name="T289" style:family="text">
      <style:text-properties fo:font-size="9pt" fo:font-style="italic" fo:font-weight="normal" officeooo:rsid="0d22f268" style:font-size-asian="9pt" style:font-style-asian="italic" style:font-weight-asian="normal" style:font-size-complex="9pt" style:font-style-complex="italic" style:font-weight-complex="normal"/>
    </style:style>
    <style:style style:name="T290" style:family="text">
      <style:text-properties fo:font-size="9pt" style:text-underline-style="solid" style:text-underline-width="auto" style:text-underline-color="font-color" officeooo:rsid="0c360eea" style:font-size-asian="9pt" style:font-size-complex="9pt"/>
    </style:style>
    <style:style style:name="T291" style:family="text">
      <style:text-properties officeooo:rsid="0716bceb"/>
    </style:style>
    <style:style style:name="T292" style:family="text">
      <style:text-properties officeooo:rsid="08388490"/>
    </style:style>
    <style:style style:name="T293" style:family="text">
      <style:text-properties officeooo:rsid="083c8ada"/>
    </style:style>
    <style:style style:name="T294" style:family="text">
      <style:text-properties officeooo:rsid="09204535"/>
    </style:style>
    <style:style style:name="T295" style:family="text">
      <style:text-properties officeooo:rsid="09fc0454"/>
    </style:style>
    <style:style style:name="T296" style:family="text">
      <style:text-properties style:text-underline-style="none" fo:font-weight="normal" style:font-weight-asian="normal" style:font-weight-complex="normal"/>
    </style:style>
    <style:style style:name="T297" style:family="text">
      <style:text-properties style:text-underline-style="none" fo:font-weight="normal" officeooo:rsid="0b566c66" style:font-weight-asian="normal" style:font-weight-complex="normal"/>
    </style:style>
    <style:style style:name="T298" style:family="text">
      <style:text-properties style:text-underline-style="none" fo:font-weight="normal" officeooo:rsid="0b56a798" style:font-weight-asian="normal" style:font-weight-complex="normal"/>
    </style:style>
    <style:style style:name="T299" style:family="text">
      <style:text-properties style:text-underline-style="none" fo:font-weight="normal" officeooo:rsid="0b56ffad" style:font-weight-asian="normal" style:font-weight-complex="normal"/>
    </style:style>
    <style:style style:name="T300" style:family="text">
      <style:text-properties style:text-underline-style="none" fo:font-weight="normal" officeooo:rsid="0b5ae17c" style:font-weight-asian="normal" style:font-weight-complex="normal"/>
    </style:style>
    <style:style style:name="T301" style:family="text">
      <style:text-properties style:text-underline-style="none" fo:font-weight="normal" officeooo:rsid="0b5b43a8" style:font-weight-asian="normal" style:font-weight-complex="normal"/>
    </style:style>
    <style:style style:name="T302" style:family="text">
      <style:text-properties style:text-underline-style="none" fo:font-weight="normal" officeooo:rsid="0b5c18f3" style:font-weight-asian="normal" style:font-weight-complex="normal"/>
    </style:style>
    <style:style style:name="T303" style:family="text">
      <style:text-properties style:text-underline-style="none" fo:font-weight="normal" officeooo:rsid="0b5d4797" style:font-weight-asian="normal" style:font-weight-complex="normal"/>
    </style:style>
    <style:style style:name="T304" style:family="text">
      <style:text-properties style:text-underline-style="none" fo:font-weight="normal" officeooo:rsid="0b6073ba" style:font-weight-asian="normal" style:font-weight-complex="normal"/>
    </style:style>
    <style:style style:name="T305" style:family="text">
      <style:text-properties style:text-underline-style="none" fo:font-weight="normal" officeooo:rsid="0b61dc80" style:font-weight-asian="normal" style:font-weight-complex="normal"/>
    </style:style>
    <style:style style:name="T306" style:family="text">
      <style:text-properties style:text-underline-style="none" fo:font-weight="normal" officeooo:rsid="0b69438f" style:font-weight-asian="normal" style:font-weight-complex="normal"/>
    </style:style>
    <style:style style:name="T307" style:family="text">
      <style:text-properties style:text-underline-style="none" fo:font-weight="normal" officeooo:rsid="0b69ea75" style:font-weight-asian="normal" style:font-weight-complex="normal"/>
    </style:style>
    <style:style style:name="T308" style:family="text">
      <style:text-properties style:text-underline-style="none" fo:font-weight="normal" officeooo:rsid="0b6d0886" style:font-weight-asian="normal" style:font-weight-complex="normal"/>
    </style:style>
    <style:style style:name="T309" style:family="text">
      <style:text-properties style:text-underline-style="none" fo:font-weight="normal" officeooo:rsid="0b81b1cf" style:font-weight-asian="normal" style:font-weight-complex="normal"/>
    </style:style>
    <style:style style:name="T310" style:family="text">
      <style:text-properties style:text-underline-style="none" fo:font-weight="normal" officeooo:rsid="0b86463d" style:font-weight-asian="normal" style:font-weight-complex="normal"/>
    </style:style>
    <style:style style:name="T311" style:family="text">
      <style:text-properties style:text-underline-style="none" fo:font-weight="normal" officeooo:rsid="0b8ab976" style:font-weight-asian="normal" style:font-weight-complex="normal"/>
    </style:style>
    <style:style style:name="T312" style:family="text">
      <style:text-properties style:text-underline-style="none" fo:font-weight="normal" officeooo:rsid="0b8c78ef" style:font-weight-asian="normal" style:font-weight-complex="normal"/>
    </style:style>
    <style:style style:name="T313" style:family="text">
      <style:text-properties style:text-underline-style="none" fo:font-weight="normal" officeooo:rsid="0c5924ef" style:font-weight-asian="normal" style:font-weight-complex="normal"/>
    </style:style>
    <style:style style:name="T314" style:family="text">
      <style:text-properties style:text-underline-style="none" fo:font-weight="normal" officeooo:rsid="0c65a08e" style:font-weight-asian="normal" style:font-weight-complex="normal"/>
    </style:style>
    <style:style style:name="T315" style:family="text">
      <style:text-properties style:text-underline-style="none" fo:font-weight="normal" officeooo:rsid="0c67322e" style:font-weight-asian="normal" style:font-weight-complex="normal"/>
    </style:style>
    <style:style style:name="T316" style:family="text">
      <style:text-properties officeooo:rsid="0b8ddee7"/>
    </style:style>
    <style:style style:name="T317" style:family="text">
      <style:text-properties officeooo:rsid="0b8e48d0"/>
    </style:style>
    <style:style style:name="T318" style:family="text">
      <style:text-properties officeooo:rsid="0ce6ed8d"/>
    </style:style>
    <style:style style:name="T319" style:family="text">
      <style:text-properties officeooo:rsid="0d09e4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61">You’re a PC. You and your </text:span><text:span text:style-name="T165">comrades</text:span><text:span text:style-name="T161"> are literally the center of the entire universe. </text:span><text:span text:style-name="T167">These are the </text:span><text:span text:style-name="T163">basic </text:span><text:span text:style-name="T161">tools you need to </text:span><text:span text:style-name="T164">define yourself and </text:span><text:span text:style-name="T161">drive </text:span><text:span text:style-name="T166">the</text:span><text:span text:style-name="T162"> </text:span><text:span text:style-name="T163">story forward.</text:span></text:p>
      <text:h text:style-name="Heading_20_1" text:outline-level="1">Resources</text:h>
      <text:p text:style-name="P45">Concept – <text:span text:style-name="T4">What’s your deal? </text:span><text:span text:style-name="T24">Don’t just </text:span><text:span text:style-name="T36">put </text:span><text:span text:style-name="T24">a playbook name. </text:span><text:span text:style-name="T28">Put</text:span><text:span text:style-name="T4"> what makes you cool, </text:span><text:span text:style-name="T25">special</text:span><text:span text:style-name="T4">, or exciting. Stick to things </text:span><text:span text:style-name="T22">we’d notice on screen. </text:span><text:span text:style-name="T23">You can change or refine this as you play.</text:span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1"/>
      <text:p text:style-name="P54">Drives –<text:span text:style-name="T4"> What do you want or need? What </text:span><text:span text:style-name="T30">gets you out of bed to take </text:span><text:span text:style-name="T32">exciting</text:span><text:span text:style-name="T30"> risks? </text:span><text:span text:style-name="T29">Like, why </text:span><text:span text:style-name="T31">even </text:span><text:span text:style-name="T29">bother? </text:span><text:span text:style-name="T34">You only need 1, but 2</text:span><text:span text:style-name="T33"> </text:span><text:span text:style-name="T34">is </text:span><text:span text:style-name="T37">better for you.</text:span></text:p>
      <text:p text:style-name="P54"><text:span text:style-name="T4"/></text:p>
      <text:p text:style-name="P61"><text:span text:style-name="T132">1.</text:span></text:p>
      <text:p text:style-name="P39"><text:span text:style-name="T220"/></text:p>
      <text:p text:style-name="P61"><text:span text:style-name="T133">2</text:span><text:span text:style-name="T132">.</text:span></text:p>
      <text:p text:style-name="P1"/>
      <text:p text:style-name="P1"><text:span text:style-name="T295">Health</text:span> –<text:span text:style-name="T4"> </text:span><text:span text:style-name="T9">Health </text:span><text:span text:style-name="T10">abstractly </text:span><text:span text:style-name="T80">represents </text:span><text:span text:style-name="T83">the integrity and functionality </text:span><text:span text:style-name="T88">o</text:span><text:span text:style-name="T83">f your body, </text:span><text:span text:style-name="T87">mind, </text:span><text:span text:style-name="T89">and spirit</text:span><text:span text:style-name="T80">. </text:span><text:span text:style-name="T4">When you’re weakened or injured, you </text:span><text:span text:style-name="T72">take harm</text:span><text:span text:style-name="T80">, </text:span><text:span text:style-name="T86">which might cause you to lose health</text:span><text:span text:style-name="T80">. </text:span><text:span text:style-name="T82"><text:s/></text:span><text:span text:style-name="T84">W</text:span><text:span text:style-name="T80">hen you </text:span><text:span text:style-name="T84">erase</text:span><text:span text:style-name="T80"> your last </text:span><text:span text:style-name="T85">health</text:span><text:span text:style-name="T80">, </text:span><text:span text:style-name="T72">you die</text:span><text:span text:style-name="T80">.</text:span></text:p>
      <text:p text:style-name="P16"/>
      <text:p text:style-name="P38"><text:span text:style-name="T218">● </text:span><text:span text:style-name="T220">1. </text:span><text:span text:style-name="T219">▢ ▢ ▢ <text:s/></text:span><text:span text:style-name="T221">(Human)</text:span></text:p>
      <text:p text:style-name="P5"><text:span text:style-name="T218">△ </text:span><text:span text:style-name="T221">2. </text:span><text:span text:style-name="T219">▢ ▢ ▢ <text:s/></text:span><text:span text:style-name="T221">(Superhuman)</text:span></text:p>
      <text:p text:style-name="P6"><text:span text:style-name="T218">△ </text:span><text:span text:style-name="T222">3</text:span><text:span text:style-name="T221">. </text:span><text:span text:style-name="T219">▢ ▢ ▢ <text:s/></text:span><text:span text:style-name="T221">(</text:span><text:span text:style-name="T222">Boss-tier</text:span><text:span text:style-name="T221">)</text:span></text:p>
      <text:p text:style-name="P12"/>
      <text:p text:style-name="P7"><text:span text:style-name="T263">R</text:span><text:span text:style-name="T262">esist </text:span><text:span text:style-name="T219">▢ ▢ </text:span><text:span text:style-name="T262">– </text:span><text:span text:style-name="T216">When you </text:span><text:span text:style-name="T223">make a roll and </text:span><text:span text:style-name="T216">don’t like the complications the GM </text:span><text:span text:style-name="T223">describes</text:span><text:span text:style-name="T217">, </text:span><text:span text:style-name="T216">you can </text:span><text:span text:style-name="T286">resist consequences</text:span><text:span text:style-name="T216">.</text:span></text:p>
      <text:p text:style-name="P32"><text:span text:style-name="T135"/></text:p>
      <text:p text:style-name="P33"><text:span text:style-name="T266">XP</text:span><text:span text:style-name="T136"> </text:span><text:span text:style-name="T128">▢ ▢ ▢ </text:span><text:span text:style-name="T219">▢ ▢ ▢ ▢ ▢ </text:span><text:span text:style-name="T267">–</text:span><text:span text:style-name="T219"> </text:span><text:span text:style-name="T225">XP abstractly represents your knowledge and skill acquired through painful </text:span><text:span text:style-name="T231">experience</text:span><text:span text:style-name="T225">. </text:span><text:span text:style-name="T231">You get XP when a move says so. </text:span><text:span text:style-name="T230">When you fill your last XP, erase all of them and </text:span><text:span text:style-name="T287">level up</text:span><text:span text:style-name="T230">.</text:span></text:p>
      <text:h text:style-name="P69" text:outline-level="2"/>
      <text:h text:style-name="P71" text:outline-level="1">Abilities</text:h>
      <text:p text:style-name="P41"><text:span text:style-name="T184">These are </text:span><text:span text:style-name="T194">exciting </text:span><text:span text:style-name="T196">things</text:span><text:span text:style-name="T195"> </text:span><text:span text:style-name="T184">that </text:span><text:span text:style-name="T188">many</text:span><text:span text:style-name="T184"> people could learn to do, </text:span><text:span text:style-name="T200">although they hardly cover the </text:span><text:span text:style-name="T201">true </text:span><text:span text:style-name="T200">gamut of human experience</text:span><text:span text:style-name="T184">. <text:s/></text:span><text:span text:style-name="T212">They’re </text:span><text:span text:style-name="T197">intentionally broad. </text:span><text:span text:style-name="T290">If</text:span><text:span text:style-name="T206"> you </text:span><text:span text:style-name="T214">want</text:span><text:span text:style-name="T206">, y</text:span><text:span text:style-name="T198">ou </text:span><text:span text:style-name="T213">can</text:span><text:span text:style-name="T198"> </text:span><text:span text:style-name="T204">informally</text:span><text:span text:style-name="T198"> restrict </text:span><text:span text:style-name="T199">your abilit</text:span><text:span text:style-name="T215">ies</text:span><text:span text:style-name="T204">—</text:span><text:span text:style-name="T205">e.g. nurture only with</text:span><text:span text:style-name="T271"> </text:span><text:span text:style-name="T272">feng shui, </text:span><text:span text:style-name="T273">fight only with your </text:span><text:span text:style-name="T276">elbows</text:span><text:span text:style-name="T273">, </text:span><text:span text:style-name="T275">and</text:span><text:span text:style-name="T274"> operate only sailing ships.</text:span></text:p>
      <text:p text:style-name="P40"/>
      <text:p text:style-name="P13"><text:span text:style-name="T278">○ </text:span><text:span text:style-name="T285">Operation</text:span><text:span text:style-name="T279"> </text:span><text:span text:style-name="T278">○ ○ ○</text:span><text:span text:style-name="T280"> –</text:span><text:span text:style-name="T184"> </text:span><text:span text:style-name="T202">You’</text:span><text:span text:style-name="T207">re</text:span><text:span text:style-name="T202"> run</text:span><text:span text:style-name="T207">ning</text:span><text:span text:style-name="T202">, pilot</text:span><text:span text:style-name="T207">ing</text:span><text:span text:style-name="T202">, or command</text:span><text:span text:style-name="T207">ing</text:span><text:span text:style-name="T202"> subtle or intricate </text:span><text:span text:style-name="T211">mechanisms</text:span><text:span text:style-name="T202"> to reap maximum performance.</text:span></text:p>
      <text:p text:style-name="P30"/>
      <text:p text:style-name="P31"><text:span text:style-name="T1">○ </text:span><text:span text:style-name="T3">Administration </text:span><text:span text:style-name="T1">○ ○ ○</text:span><text:span text:style-name="T2"> –</text:span><text:span text:style-name="T291"> You’re wrangling and managing minutiae—nothing slips through the cracks.</text:span></text:p>
      <text:p text:style-name="P25"><text:span text:style-name="T76"/></text:p>
      <text:p text:style-name="P25"><text:span text:style-name="T76">○ </text:span><text:span text:style-name="T78">Nurturing</text:span><text:span text:style-name="T79"> </text:span><text:span text:style-name="T76">○ ○ ○ –</text:span><text:span text:style-name="T80"> </text:span><text:span text:style-name="T91">You’</text:span><text:span text:style-name="T98">re</text:span><text:span text:style-name="T91"> </text:span><text:span text:style-name="T92">provid</text:span><text:span text:style-name="T98">ing</text:span><text:span text:style-name="T92"> just the right</text:span><text:span text:style-name="T91"> </text:span><text:span text:style-name="T95">encouragement, </text:span><text:span text:style-name="T91">support, safety, or kick in the ass.</text:span></text:p>
      <text:p text:style-name="P8"/>
      <text:p text:style-name="P13"><text:span text:style-name="T280">○ </text:span><text:span text:style-name="T284">Fighting</text:span><text:span text:style-name="T279"> </text:span><text:span text:style-name="T280">○ ○ ○ –</text:span><text:span text:style-name="T185"> </text:span><text:span text:style-name="T189">You’</text:span><text:span text:style-name="T208">re</text:span><text:span text:style-name="T189"> </text:span><text:span text:style-name="T190">inflict</text:span><text:span text:style-name="T208">ing</text:span><text:span text:style-name="T190"> </text:span><text:span text:style-name="T192">and evad</text:span><text:span text:style-name="T208">ing </text:span><text:span text:style-name="T209">purposeful</text:span><text:span text:style-name="T193"> </text:span><text:span text:style-name="T190">violence</text:span><text:span text:style-name="T191"> </text:span><text:span text:style-name="T209">with efficiency or brutality.</text:span></text:p>
      <text:p text:style-name="P9"/>
      <text:p text:style-name="P13"><text:span text:style-name="T280">○ </text:span><text:span text:style-name="T281">Athletics</text:span><text:span text:style-name="T279"> </text:span><text:span text:style-name="T280">○ ○ ○ –</text:span><text:span text:style-name="T185"> </text:span><text:span text:style-name="T186">You’</text:span><text:span text:style-name="T210">re</text:span><text:span text:style-name="T186"> push</text:span><text:span text:style-name="T210">ing</text:span><text:span text:style-name="T186"> yourself to the human limit as you exert your body.</text:span></text:p>
      <text:p text:style-name="P14"/>
      <text:p text:style-name="P15"><text:span text:style-name="T280">○ </text:span><text:span text:style-name="T282">Research </text:span><text:span text:style-name="T280">○ ○ ○ –</text:span><text:span text:style-name="T168"> </text:span><text:span text:style-name="T170">You’</text:span><text:span text:style-name="T175">re</text:span><text:span text:style-name="T170"> </text:span><text:span text:style-name="T173">discover</text:span><text:span text:style-name="T175">ing</text:span><text:span text:style-name="T173">, </text:span><text:span text:style-name="T172">examin</text:span><text:span text:style-name="T175">ing</text:span><text:span text:style-name="T171">, </text:span><text:span text:style-name="T172">and analyz</text:span><text:span text:style-name="T175">ing</text:span><text:span text:style-name="T172"> </text:span><text:span text:style-name="T171">knowledge </text:span><text:span text:style-name="T174">that others would overlook.</text:span></text:p>
      <text:p text:style-name="P10"/>
      <text:p text:style-name="P35"><text:span text:style-name="T185">○ </text:span><text:span text:style-name="T203">Engineering</text:span><text:span text:style-name="T187"> </text:span><text:span text:style-name="T185">○ ○ ○ –</text:span><text:span text:style-name="T168"> </text:span><text:span text:style-name="T239">You’</text:span><text:span text:style-name="T241">re</text:span><text:span text:style-name="T239"> apply</text:span><text:span text:style-name="T241">ing</text:span><text:span text:style-name="T239"> knowledge and artifice to synthesize </text:span><text:span text:style-name="T242">astonishing </text:span><text:span text:style-name="T239">techniques </text:span><text:span text:style-name="T240">and</text:span><text:span text:style-name="T239"> artifacts.</text:span></text:p>
      <text:p text:style-name="P35"><text:span text:style-name="T224"/></text:p>
      <text:p text:style-name="P36"><text:span text:style-name="T264">○ </text:span><text:span text:style-name="T269">Mating</text:span><text:span text:style-name="T265"> </text:span><text:span text:style-name="T264">○ ○ ○ – </text:span><text:span text:style-name="T233">You</text:span><text:span text:style-name="T243">’re</text:span><text:span text:style-name="T233"> entic</text:span><text:span text:style-name="T243">ing</text:span><text:span text:style-name="T233"> </text:span><text:span text:style-name="T243">or </text:span><text:span text:style-name="T246">negotiating</text:span><text:span text:style-name="T233"> </text:span><text:span text:style-name="T228">romantic </text:span><text:span text:style-name="T232">and domestic </text:span><text:span text:style-name="T235">relationships </text:span><text:span text:style-name="T233">with apparent </text:span><text:span text:style-name="T236">joy </text:span><text:span text:style-name="T233">and aplomb</text:span><text:span text:style-name="T228">. </text:span><text:span text:style-name="T229">The physical act is only part of the equation.</text:span></text:p>
      <text:p text:style-name="P35"><text:span text:style-name="T224"/></text:p>
      <text:p text:style-name="P34"><text:span text:style-name="T264">○ </text:span><text:span text:style-name="T268">Shady Shit </text:span><text:span text:style-name="T264">○ ○ ○ – </text:span><text:span text:style-name="T226">You’</text:span><text:span text:style-name="T243">re</text:span><text:span text:style-name="T226"> practic</text:span><text:span text:style-name="T243">ing</text:span><text:span text:style-name="T226"> the </text:span><text:span text:style-name="T246">secret</text:span><text:span text:style-name="T237"> </text:span><text:span text:style-name="T226">tricks of the trade for those who </text:span><text:span text:style-name="T227">lurk </text:span><text:span text:style-name="T234">beyond the edge of polite society</text:span><text:span text:style-name="T226">.</text:span></text:p>
      <text:p text:style-name="P34"><text:span text:style-name="T226"/></text:p>
      <text:p text:style-name="P37"><text:span text:style-name="T264">○ </text:span><text:span text:style-name="T270">Spooky </text:span><text:span text:style-name="T268">Shit </text:span><text:span text:style-name="T264">○ ○ ○ –</text:span><text:span text:style-name="T218"> </text:span><text:span text:style-name="T233">You’</text:span><text:span text:style-name="T244">re</text:span><text:span text:style-name="T233"> </text:span><text:span text:style-name="T244">interacting with the weird, esoteric, and uncanny on its own terms—</text:span><text:span text:style-name="T247">or at least you think you are</text:span><text:span text:style-name="T245">.</text:span></text:p>
      <text:h text:style-name="P70" text:outline-level="1"/>
      <text:h text:style-name="P72" text:outline-level="1"><text:span text:style-name="T319">Story</text:span> Moves</text:h>
      <text:p text:style-name="P42"><text:span text:style-name="T218">● </text:span><text:span text:style-name="T283">Fuck ‘em up –</text:span><text:span text:style-name="T176"> </text:span><text:span text:style-name="T177">You want </text:span><text:span text:style-name="T182">something animate to </text:span><text:span text:style-name="T288">take harm</text:span><text:span text:style-name="T254"> </text:span><text:span text:style-name="T261">and maybe die</text:span><text:span text:style-name="T177">, </text:span><text:span text:style-name="T178">so y</text:span><text:span text:style-name="T169">ou </text:span><text:span text:style-name="T180">make</text:span><text:span text:style-name="T179"> it happen.</text:span></text:p>
      <text:p text:style-name="P42"><text:span text:style-name="T238"/></text:p>
      <text:p text:style-name="P65"><text:span text:style-name="T218">● </text:span><text:span text:style-name="T277">Compel compliance – </text:span><text:span text:style-name="T248">You want </text:span><text:span text:style-name="T253">something animate</text:span><text:span text:style-name="T248"> </text:span><text:span text:style-name="T256">to </text:span><text:span text:style-name="T248">do </text:span><text:span text:style-name="T260">your will</text:span><text:span text:style-name="T248">, so you </text:span><text:span text:style-name="T258">direct, </text:span><text:span text:style-name="T257">entice, </text:span><text:span text:style-name="T250">coerce, </text:span><text:span text:style-name="T251">or force </text:span><text:span text:style-name="T252">them</text:span><text:span text:style-name="T248">.</text:span></text:p>
      <text:p text:style-name="P20"/>
      <text:p text:style-name="P64"><text:span text:style-name="T77">● Make it chooch –</text:span><text:span text:style-name="T81"> </text:span><text:span text:style-name="T100">You want a </text:span><text:span text:style-name="T94">broken, </text:span><text:span text:style-name="T96">unreliable,</text:span><text:span text:style-name="T94"> </text:span><text:span text:style-name="T93">or unfamiliar </text:span><text:span text:style-name="T106">mechanism or </text:span><text:span text:style-name="T81">artifact </text:span><text:span text:style-name="T102">to</text:span><text:span text:style-name="T81"> do </text:span><text:span text:style-name="T100">something useful</text:span><text:span text:style-name="T81">, </text:span><text:span text:style-name="T100">so you </text:span><text:span text:style-name="T103">roll up your sleeves </text:span><text:span text:style-name="T105">and</text:span><text:span text:style-name="T103"> </text:span><text:span text:style-name="T100">get to </text:span><text:span text:style-name="T101">work</text:span><text:span text:style-name="T104">.</text:span></text:p>
      <text:p text:style-name="P20"/>
      <text:p text:style-name="P26"><text:span text:style-name="T81">● </text:span>Go apeshit –<text:span text:style-name="T4"> </text:span><text:span text:style-name="T51">You want </text:span><text:span text:style-name="T52">some </text:span><text:span text:style-name="T51">inanimate </text:span><text:span text:style-name="T52">object to stop working or existing, so you disrupt, </text:span><text:span text:style-name="T66">ruin</text:span><text:span text:style-name="T52">, or destroy it.</text:span></text:p>
      <text:p text:style-name="P23"><text:span text:style-name="T81"/></text:p>
      <text:p text:style-name="P22"><text:span text:style-name="T81">● </text:span><text:span text:style-name="T294">Get out the way</text:span> –<text:span text:style-name="T4"> </text:span><text:span text:style-name="T53">You don’t want to </text:span><text:span text:style-name="T73">take harm</text:span><text:span text:style-name="T99">, so y</text:span><text:span text:style-name="T6">ou </text:span><text:span text:style-name="T38">dodge, evade, </text:span><text:span text:style-name="T49">or flee</text:span><text:span text:style-name="T38"> </text:span><text:span text:style-name="T39">an </text:span><text:span text:style-name="T6">attack </text:span><text:span text:style-name="T35">or </text:span><text:span text:style-name="T39">mishap</text:span><text:span text:style-name="T6">.</text:span></text:p>
      <text:p text:style-name="P11"/>
      <text:p text:style-name="P29"><text:span text:style-name="T81">● </text:span><text:span text:style-name="T293">Parkour!</text:span><text:span text:style-name="T5"> – </text:span><text:span text:style-name="T54">You want to be somewhere else, urgently, but just </text:span><text:span text:style-name="T63">getting there</text:span><text:span text:style-name="T54"> is challenging or dangerous in its own right</text:span><text:span text:style-name="T40">—</text:span><text:span text:style-name="T41">the terrain need not be concrete.</text:span></text:p>
      <text:p text:style-name="P11"/>
      <text:p text:style-name="P24"><text:span text:style-name="T81">● </text:span>Medic! –<text:span text:style-name="T4"> </text:span><text:span text:style-name="T107">You want to stabilize </text:span><text:span text:style-name="T108">or improve </text:span><text:span text:style-name="T107">someone’s health</text:span><text:span text:style-name="T55">, so you </text:span><text:span text:style-name="T48">attend</text:span><text:span text:style-name="T44"> </text:span><text:span text:style-name="T55">to their </text:span><text:span text:style-name="T4">injuries or illness.</text:span></text:p>
      <text:p text:style-name="P22"><text:span text:style-name="T81"/></text:p>
      <text:p text:style-name="P22"><text:span text:style-name="T81">● </text:span>Scope <text:span text:style-name="T318">it out</text:span> –<text:span text:style-name="T4"> </text:span><text:span text:style-name="T56">You want more </text:span><text:span text:style-name="T64">details and </text:span><text:span text:style-name="T56">information about your surroundings</text:span><text:span text:style-name="T61"> or their </text:span><text:span text:style-name="T62">contents and </text:span><text:span text:style-name="T61">inhabitants</text:span><text:span text:style-name="T56">, so y</text:span><text:span text:style-name="T44">ou survey, observe, </text:span><text:span text:style-name="T50">and intuit</text:span><text:span text:style-name="T7">.</text:span></text:p>
      <text:p text:style-name="P22"/>
      <text:p text:style-name="P27"><text:span text:style-name="T81">● </text:span>Connect the dots –<text:span text:style-name="T4"> </text:span><text:span text:style-name="T57">You want </text:span><text:span text:style-name="T59">to extract </text:span><text:span text:style-name="T60">useful</text:span><text:span text:style-name="T59"> information from </text:span><text:span text:style-name="T60">clues, </text:span><text:span text:style-name="T59">data, </text:span><text:span text:style-name="T60">or details</text:span><text:span text:style-name="T59"> you’ve got, </text:span><text:span text:style-name="T65">so you apply and collate </text:span><text:span text:style-name="T67">what you know</text:span><text:span text:style-name="T65">.</text:span></text:p>
      <text:p text:style-name="P19"/>
      <text:p text:style-name="P28"><text:span text:style-name="T81">● </text:span><text:span text:style-name="T292">Schmooze ‘em –</text:span><text:span text:style-name="T5"> </text:span><text:span text:style-name="T57">You want to</text:span><text:span text:style-name="T45"> build</text:span><text:span text:style-name="T5"> rapport, trust, </text:span><text:span text:style-name="T70">or </text:span><text:span text:style-name="T71">graces</text:span><text:span text:style-name="T5"> with someone, </text:span><text:span text:style-name="T57">so you do something you think they’ll like or respect.</text:span></text:p>
      <text:p text:style-name="P62"/>
      <text:p text:style-name="P63"><text:span text:style-name="T81">● </text:span>Fool ‘em –<text:span text:style-name="T4"> </text:span><text:span text:style-name="T58">You want to control what someone believes, so y</text:span><text:span text:style-name="T46">ou deceive or misdirect</text:span><text:span text:style-name="T4"> </text:span><text:span text:style-name="T58">them</text:span><text:span text:style-name="T4">.</text:span></text:p>
      <text:p text:style-name="P18"/>
      <text:p text:style-name="P66"><text:span text:style-name="T130">● </text:span><text:span text:style-name="T149">Go dark –</text:span><text:span text:style-name="T150"> </text:span><text:span text:style-name="T157">You want to avoid the consequences of discovery or detection, </text:span><text:span text:style-name="T158">so you take precautions or </text:span><text:span text:style-name="T159">special </text:span><text:span text:style-name="T158">care.</text:span></text:p>
      <text:h text:style-name="P73" text:outline-level="1">Special Moves</text:h>
      <text:p text:style-name="P47"><text:span text:style-name="T140">● </text:span>Resist consequences –<text:span text:style-name="T4"> </text:span><text:span text:style-name="T8">Y</text:span><text:span text:style-name="T117">ou don’t like the consequences or complications the GM decide</text:span><text:span text:style-name="T124">d</text:span><text:span text:style-name="T117"> </text:span><text:span text:style-name="T123">when you roll</text:span><text:span text:style-name="T125">ed</text:span><text:span text:style-name="T117"> a </text:span><text:span text:style-name="T118">⚂⚃ </text:span><text:span text:style-name="T117">or </text:span><text:span text:style-name="T118">⚀⚀: </text:span><text:span text:style-name="T119">speak up and </text:span><text:span text:style-name="T138">s</text:span><text:span text:style-name="T137">pend 1 Resist</text:span><text:span text:style-name="T134"> to </text:span><text:span text:style-name="T120">insist they invent something less drastic </text:span><text:span text:style-name="T121">instead. </text:span><text:span text:style-name="T122">This isn’t the same as </text:span><text:span text:style-name="T114">dispute fiction</text:span><text:span text:style-name="T122">; resist consequences whenever you think it’s </text:span><text:span text:style-name="T127">advantageous</text:span><text:span text:style-name="T122"> </text:span><text:span text:style-name="T126">in-game.</text:span></text:p>
      <text:p text:style-name="P3"/>
      <text:p text:style-name="P58"><text:span text:style-name="T317">Earn </text:span>Resist –<text:span text:style-name="T4"> </text:span><text:span text:style-name="T47">G</text:span><text:span text:style-name="T129">ain 1 Resist </text:span><text:span text:style-name="T131">w</text:span><text:span text:style-name="T4">hen you creatively </text:span><text:span text:style-name="T72">invent fiction</text:span><text:span text:style-name="T80"> to set up a move where you </text:span><text:span text:style-name="T97">then</text:span><text:span text:style-name="T80"> roll a </text:span><text:span text:style-name="T118">⚅⚅ </text:span><text:span text:style-name="T116">or </text:span><text:span text:style-name="T118">⚃⚅</text:span><text:span text:style-name="T129">.</text:span></text:p>
      <text:p text:style-name="P3"/>
      <text:p text:style-name="P3">Take harm – <text:span text:style-name="T4">When you take harm blahblah.</text:span></text:p>
      <text:p text:style-name="P2"/>
      <text:p text:style-name="P4">You die – <text:span text:style-name="T4">You’ve lost your last health or a move says </text:span><text:span text:style-name="T90">you die</text:span><text:span text:style-name="T4">. </text:span><text:span text:style-name="T11">You can go sweetly into the night and build a new character </text:span><text:span text:style-name="T12">to </text:span><text:span text:style-name="T26">love</text:span><text:span text:style-name="T13">. </text:span><text:span text:style-name="T14">Or…</text:span></text:p>
      <text:p text:style-name="P17"/>
      <text:p text:style-name="P48"><text:span text:style-name="T4">You’re out of the scene </text:span><text:span text:style-name="T18">for now,</text:span><text:span text:style-name="T16"> but you somehow survived</text:span><text:span text:style-name="T4">. You come back later with </text:span><text:span text:style-name="T20">1 </text:span><text:span text:style-name="T21">health</text:span><text:span text:style-name="T20"> and </text:span><text:span text:style-name="T4">a permanent, </text:span><text:span text:style-name="T15">severe</text:span><text:span text:style-name="T4"> status of the GM’s choice. </text:span><text:span text:style-name="T17">Explain what happened </text:span><text:span text:style-name="T19">to the group.</text:span></text:p>
      <text:p text:style-name="P48"><text:span text:style-name="T19"/></text:p>
      <text:p text:style-name="P50"><text:span text:style-name="T316">Level up –</text:span><text:span text:style-name="T42"> </text:span><text:span text:style-name="T69">When you fill your last XP, spend all your XP to</text:span><text:span text:style-name="T43"> </text:span><text:span text:style-name="T69">f</text:span><text:span text:style-name="T151">ill </text:span><text:span text:style-name="T160">one</text:span><text:span text:style-name="T151"> </text:span><text:span text:style-name="T153">○ </text:span><text:span text:style-name="T160">in your playbook.</text:span><text:span text:style-name="T154"> </text:span><text:span text:style-name="T156">You must fulfill all other criteria to buy the item.</text:span></text:p>
      <text:p text:style-name="P48"><text:span text:style-name="T19"/></text:p>
      <text:p text:style-name="P50"><text:span text:style-name="T316">Earn </text:span>XP –<text:span text:style-name="T4"> </text:span><text:span text:style-name="T27">When you finish a play session</text:span><text:span text:style-name="T297">, </text:span><text:span text:style-name="T298">it’s time to </text:span><text:span text:style-name="T307">decide</text:span><text:span text:style-name="T298"> what XP you’ve earned</text:span><text:span text:style-name="T305">. </text:span><text:span text:style-name="T298">Talk as a group about this: maybe they remember something you forgot. </text:span><text:span text:style-name="T299">Ultimately, though, it’s up to you.</text:span></text:p>
      <text:p text:style-name="P49"><text:span text:style-name="T299"/></text:p>
      <text:p text:style-name="P53"><text:span text:style-name="T299">Y</text:span><text:span text:style-name="T296">ou get 1 XP for each item </text:span><text:span text:style-name="T310">below that</text:span><text:span text:style-name="T296"> you </text:span><text:span text:style-name="T306">(not the GM) </text:span><text:span text:style-name="T296">think is true for this play session. </text:span><text:span text:style-name="T311">Y</text:span><text:span text:style-name="T310">ou can only take </text:span><text:span text:style-name="T311">each item </text:span><text:span text:style-name="T310">once, even if you did the thing multiple times in the session.</text:span></text:p>
      <text:p text:style-name="P53"><text:span text:style-name="T296"/></text:p>
      <text:list xml:id="list4208139873" text:style-name="L3">
        <text:list-item>
          <text:p text:style-name="P57"><text:span text:style-name="T296">at no point did </text:span><text:span text:style-name="T74">you die</text:span><text:span text:style-name="T109">.</text:span></text:p>
        </text:list-item>
        <text:list-item>
          <text:p text:style-name="P51"><text:span text:style-name="T302">y</text:span><text:span text:style-name="T296">ou made a particularly badass move that </text:span><text:span text:style-name="T304">reinforced your</text:span><text:span text:style-name="T300"> Concept.</text:span></text:p>
        </text:list-item>
        <text:list-item>
          <text:p text:style-name="P52"><text:span text:style-name="T302">y</text:span><text:span text:style-name="T296">ou </text:span><text:span text:style-name="T303">suffered</text:span><text:span text:style-name="T296"> a particularly painful (or hilarious) blunder </text:span><text:span text:style-name="T308">as a result of</text:span><text:span text:style-name="T296"> </text:span><text:span text:style-name="T301">playing to your Concept.</text:span></text:p>
        </text:list-item>
        <text:list-item>
          <text:p text:style-name="P55"><text:span text:style-name="T301">y</text:span><text:span text:style-name="T296">ou </text:span><text:span text:style-name="T309">made moves to pursue</text:span><text:span text:style-name="T296"> </text:span><text:span text:style-name="T312">a </text:span><text:span text:style-name="T296">Drive.</text:span></text:p>
        </text:list-item>
      </text:list>
      <text:p text:style-name="P56"/>
      <text:p text:style-name="P60"><text:span text:style-name="T140">● </text:span><text:span text:style-name="T148">Lead the group</text:span><text:span text:style-name="T296"> – </text:span><text:span text:style-name="T110">Spend 1 Resist. </text:span><text:span text:style-name="T314">Y</text:span><text:span text:style-name="T313">ou lead </text:span><text:span text:style-name="T315">others </text:span><text:span text:style-name="T313">in a </text:span><text:span text:style-name="T75">basic move</text:span><text:span text:style-name="T110"> </text:span><text:span text:style-name="T112">where you’ll succeed or fail as a group</text:span><text:span text:style-name="T110">. </text:span><text:span text:style-name="T111">You r</text:span><text:span text:style-name="T110">oll the </text:span><text:span text:style-name="T113">move as normal </text:span><text:span text:style-name="T111">and everyone canonically shares your result</text:span><text:span text:style-name="T110">. </text:span></text:p>
      <text:p text:style-name="P59"><text:span text:style-name="T141"/></text:p>
      <text:p text:style-name="P67"><text:span text:style-name="T147">If you succeed, b</text:span><text:span text:style-name="T142">efore you proceed with the story, everyone else rolls the same </text:span><text:span text:style-name="T115">basic move</text:span><text:span text:style-name="T142">. </text:span><text:span text:style-name="T143">T</text:span><text:span text:style-name="T142">hey are free to describe </text:span><text:span text:style-name="T143">their actions </text:span><text:span text:style-name="T142">individually, </text:span><text:span text:style-name="T144">along with </text:span><text:span text:style-name="T142">what abilities they’re using. </text:span><text:span text:style-name="T146">Their results don’t change the narrative, but i</text:span><text:span text:style-name="T142">f everyone rolls at least a </text:span><text:span text:style-name="T139">⚂⚃, </text:span><text:span text:style-name="T142">you </text:span><text:span text:style-name="T145">restore</text:span><text:span text:style-name="T142"> 1 Resi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6T12:37:56.443905228</dc:date>
    <meta:editing-duration>P8DT5H39M22S</meta:editing-duration>
    <meta:editing-cycles>2958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2" meta:paragraph-count="53" meta:word-count="1086" meta:character-count="6022" meta:non-whitespace-character-count="4957"/>
  </office:meta>
</office:document-meta>
</file>